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b329" officeooo:paragraph-rsid="0018b329"/>
    </style:style>
    <style:style style:name="T1" style:family="text">
      <style:text-properties officeooo:rsid="001a8c4d"/>
    </style:style>
    <style:style style:name="T2" style:family="text">
      <style:text-properties officeooo:rsid="001b8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quema del TFG</text:p>
      <text:p text:style-name="P1"/>
      <text:p text:style-name="P1">- Estudio preliminar</text:p>
      <text:p text:style-name="P1">- Obtención de herramientas</text:p>
      <text:p text:style-name="P1">- Determinación del algoritmo (SIMPLE en este caso)</text:p>
      <text:p text:style-name="P1">- Determinación del modelo de turbulencia (<text:span text:style-name="T1">Spalart-</text:span>Allmaras en este caso. <text:span text:style-name="T2">También podemos considerar k omega SST</text:span>)</text:p>
      <text:p text:style-name="P1">- Exploración de los parámetros de la simulación</text:p>
      <text:p text:style-name="P1">- Cómo variar Re, ya que no es un parámetro explícito de la simulación</text:p>
      <text:p text:style-name="P1"/>
      <text:p text:style-name="P1">- Cómo determinar el punto de separación</text:p>
      <text:p text:style-name="P1"/>
      <text:p text:style-name="P1">- Generación de datapoints <text:s/>(from parameter space → simulation → detection of separation point)</text:p>
      <text:p text:style-name="P1"/>
      <text:p text:style-name="P1">- Entrenamiento neuronal. Automatización de búsqueda de hiperparámetros y arquitectura.</text:p>
      <text:p text:style-name="P1"/>
      <text:p text:style-name="P1">- Resul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3T12:47:21.547778538</meta:creation-date>
    <dc:date>2022-01-23T12:51:05.554695136</dc:date>
    <meta:editing-duration>PT3M4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89" meta:character-count="579" meta:non-whitespace-character-count="500"/>
  </office:meta>
</office:document-meta>
</file>